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3" style:family="paragraph" style:parent-style-name="Standard">
      <style:text-properties officeooo:rsid="00051290" officeooo:paragraph-rsid="00051290"/>
    </style:style>
    <style:style style:name="P4" style:family="paragraph" style:parent-style-name="Standard" style:master-page-name="MP0">
      <style:paragraph-properties style:page-number="auto" fo:break-before="page"/>
      <style:text-properties style:text-underline-style="solid" style:text-underline-width="auto" style:text-underline-color="font-color" style:text-underline-mode="continuous" style:text-overline-mode="continuous" style:text-line-through-mode="continuous"/>
    </style:style>
    <style:style style:name="P5" style:family="paragraph" style:parent-style-name="Standard">
      <style:text-properties officeooo:paragraph-rsid="00065fed"/>
    </style:style>
    <style:style style:name="P6" style:family="paragraph" style:parent-style-name="Standard">
      <style:text-properties officeooo:rsid="0008319d" officeooo:paragraph-rsid="0008319d"/>
    </style:style>
    <style:style style:name="P7"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Standard">
      <style:text-properties style:text-underline-style="solid" style:text-underline-width="auto" style:text-underline-color="font-color" officeooo:rsid="00095cd5" officeooo:paragraph-rsid="00095cd5" style:text-underline-mode="continuous" style:text-overline-mode="continuous" style:text-line-through-mode="continuous"/>
    </style:style>
    <style:style style:name="P9" style:family="paragraph" style:parent-style-name="Standard">
      <style:text-properties style:text-underline-style="solid" style:text-underline-width="auto" style:text-underline-color="font-color" officeooo:rsid="000b2166" officeooo:paragraph-rsid="000b2166"/>
    </style:style>
    <style:style style:name="P10" style:family="paragraph" style:parent-style-name="Standard">
      <style:text-properties officeooo:rsid="00095cd5" officeooo:paragraph-rsid="00095cd5"/>
    </style:style>
    <style:style style:name="P11" style:family="paragraph" style:parent-style-name="Standard">
      <style:text-properties officeooo:paragraph-rsid="000bb3d9"/>
    </style:style>
    <style:style style:name="T1" style:family="text">
      <style:text-properties officeooo:rsid="00051290"/>
    </style:style>
    <style:style style:name="T2" style:family="text">
      <style:text-properties officeooo:rsid="00065fed"/>
    </style:style>
    <style:style style:name="T3" style:family="text">
      <style:text-properties officeooo:rsid="0008319d"/>
    </style:style>
    <style:style style:name="T4" style:family="text">
      <style:text-properties officeooo:rsid="00095cd5"/>
    </style:style>
    <style:style style:name="T5" style:family="text">
      <style:text-properties style:text-underline-style="none"/>
    </style:style>
    <style:style style:name="T6" style:family="text">
      <style:text-properties style:text-underline-style="none" officeooo:rsid="000b2166"/>
    </style:style>
    <style:style style:name="T7" style:family="text">
      <style:text-properties officeooo:rsid="000b21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ivers and OS Level</text:p>
      <text:p text:style-name="P5"><text:span text:style-name="T2">Kernel Space Drivers - (vendor specific, talk to GPU (radeon, nouveau, i915, nvidia)</text:span></text:p>
      <text:p text:style-name="P11"><text:span text:style-name="T2">DRI (Direct Rendering Infrastructure) - framework for allowing user programs direct access to graphics hardware dri.sourceforge.net/doc/DRIintro.html</text:span></text:p>
      <text:p text:style-name="P5">DRM (Direct rendering manager) <text:span text:style-name="T3">kernel module that allows DRI. It handles memory management, DMA, and security issues. </text:span></text:p>
      <text:p text:style-name="P5"><text:span text:style-name="T2">User Space Drivers communicate via DRI/DRM with kernel mode drivers to implement the OpenGL specificaiton and expose it as an OpenGL library (libGL)</text:span></text:p>
      <text:p text:style-name="P5"><text:span text:style-name="T2">Mesa is an open source collection of user space drivers (different Mesa drivers for each kernel space driver.</text:span></text:p>
      <text:p text:style-name="P5">Gallium - interfaces and supporting libraries to ease <text:span text:style-name="T1">development</text:span> of graphics card device drivers<text:span text:style-name="T2"> and provide common code for mesa drivers</text:span></text:p>
      <text:p text:style-name="Standard"/>
      <text:p text:style-name="Standard">GEM (Graphics execution manager) - <text:span text:style-name="T4">??</text:span></text:p>
      <text:p text:style-name="P8"><text:span text:style-name="T5">KMS (Kernel Mode Setting)</text:span> ???</text:p>
      <text:p text:style-name="P8"/>
      <text:p text:style-name="P2">Display Server</text:p>
      <text:p text:style-name="Standard">Wayland - compositor and communication protocol for clients</text:p>
      <text:p text:style-name="Standard">X server - old centralized graphics server that provided network transparency (XWayland is an x server running as a wayland client)</text:p>
      <text:p text:style-name="Standard"/>
      <text:p text:style-name="P2">Graphics Libraries</text:p>
      <text:p text:style-name="Standard">Cairo - 2-d graphics library that can support multiple backends (surfaces) including xlib and xcb for X windows, Quartz for macOS, win32, image buffers, postscript, PDF,and SVG file output. As of 2017 backends for openGL, BeOS, OS/2 and DirectFB were under development.</text:p>
      <text:p text:style-name="P3">OpenGL - API for vector graphics primatives on GPUs</text:p>
      <text:p text:style-name="Standard">Mesa 3D - open source implementation of openGL, Vulkan and other 3d graphics protocols</text:p>
      <text:p text:style-name="P6">GLAMOR - implements 2D drawing in OpenGL</text:p>
      <text:p text:style-name="P10">Glitz -openGL compositing library</text:p>
      <text:p text:style-name="P6">VDPAU and VA-API provide functionality to encode/decode video streams through the GPU</text:p>
      <text:p text:style-name="Standard"/>
      <text:p text:style-name="P2">font stack</text:p>
      <text:p text:style-name="Standard">Freetype – font rasterization. font glyph rendering into bitmaps supporting wide range of operating systems and font formats. Supports hinting</text:p>
      <text:p text:style-name="Standard">Fontconfig – performs font selection based on a pattern of desired characteristics.</text:p>
      <text:p text:style-name="Standard">FreeBidi – provides bidirectional script support.</text:p>
      <text:p text:style-name="Standard">Harffbuzz – layout engine - glyph selection from font taking into account substitutions, compositions, etc.</text:p>
      <text:p text:style-name="Standard">pango - text layout taking into account localization issues</text:p>
      <text:p text:style-name="Standard"/>
      <text:p text:style-name="P2">Application frameworks</text:p>
      <text:p text:style-name="Standard">GTK+ - gnome</text:p>
      <text:p text:style-name="Standard">QT - KDE</text:p>
      <text:p text:style-name="Standard">wxWidgets</text:p>
      <text:p text:style-name="Standard"/>
      <text:p text:style-name="P2">Browser Layout engines</text:p>
      <text:p text:style-name="Standard">Gecko - mozilla</text:p>
      <text:p text:style-name="Standard">Webkit – from kde’s KHTML</text:p>
      <text:p text:style-name="Standard">Blink – a fork of webkit used by opera and chromium</text:p>
      <text:p text:style-name="P9"><text:soft-page-break/>Window Managers <text:span text:style-name="T5">- provide window frame and decorations for applications.</text:span></text:p>
      <text:p text:style-name="P9"><text:span text:style-name="T5"/></text:p>
      <text:p text:style-name="P9"><text:span text:style-name="T5">Openbox - small, highly configurable window manager that supports key standards</text:span></text:p>
      <text:p text:style-name="P9"><text:span text:style-name="T5">kwin - large, compositing window manager that is now also a wayland compositor</text:span></text:p>
      <text:p text:style-name="P2"/>
      <text:p text:style-name="P2">Desktop<text:span text:style-name="T7"> Environment</text:span>s<text:span text:style-name="T6"> - Build upon window managers by adding application launchers, panels, desktop widgets, etc.</text:span></text:p>
      <text:p text:style-name="P2"><text:span text:style-name="T6"/></text:p>
      <text:p text:style-name="Standard">Gnome</text:p>
      <text:p text:style-name="Standard">KDE<text:span text:style-name="T7"> - uses kwin window manager by default. Highly configurable</text:span></text:p>
      <text:p text:style-name="Standard">Mate</text:p>
      <text:p text:style-name="Standard">Cinnamon</text:p>
      <text:p text:style-name="Standard">Lxqt – lightweight distribution based on lxdt and qt toolkit <text:span text:style-name="T7">Can run on top of openbox or another window manager</text:span></text:p>
      <text:p text:style-name="Standard"/>
      <text:p text:style-name="Standard">references</text:p>
      <text:p text:style-name="Standard"><text:a xlink:type="simple" xlink:href="http://longwei.github.io/Linux-Graphic-And-Wayland/" office:target-frame-name="_top" xlink:show="replace" text:style-name="Internet_20_link" text:visited-style-name="Visited_20_Internet_20_Link"><text:span text:style-name="Hyperlink">http://longwei.github.io/Linux-Graphic-And-Wayland/</text:span></text:a> </text:p>
      <text:p text:style-name="Standard"><text:a xlink:type="simple" xlink:href="http://blog.mecheye.net/2012/06/the-linux-graphics-stack/#rendering-stack" office:target-frame-name="_top" xlink:show="replace" text:style-name="Internet_20_link" text:visited-style-name="Visited_20_Internet_20_Link"><text:span text:style-name="Hyperlink">http://blog.mecheye.net/2012/06/the-linux-graphics-stack/#rendering-stack</text:span></text:a></text:p>
      <text:p text:style-name="Standard"/>
      <text:p text:style-name="Standard"><text:a xlink:type="simple" xlink:href="http://behdad.org/text/" office:target-frame-name="_top" xlink:show="replace" text:style-name="Internet_20_link" text:visited-style-name="Visited_20_Internet_20_Link"><text:span text:style-name="Hyperlink">http://behdad.org/text/</text:span></text:a> - 2012 state of the font stack</text:p>
      <text:p text:style-name="Standard"/>
      <text:p text:style-name="Standard"/>
      <text:p text:style-name="Standard"><text:a xlink:type="simple" xlink:href="https://eev.ee/blog/2015/05/20/i-stared-into-the-fontconfig-and-the-fontconfig-stared-back-at-me/" office:target-frame-name="_top" xlink:show="replace" text:style-name="Internet_20_link" text:visited-style-name="Visited_20_Internet_20_Link"><text:span text:style-name="Hyperlink">https://eev.ee/blog/2015/05/20/i-stared-into-the-fontconfig-and-the-fontconfig-stared-back-at-me/</text:span></text:a> - adventures with adjusting fontconfig file</text:p>
      <text:p text:style-name="Standard">look at fonts tweak tool <text:a xlink:type="simple" xlink:href="https://github.com/jamesni/fonts-tweak-tool" office:target-frame-name="_top" xlink:show="replace" text:style-name="Internet_20_link" text:visited-style-name="Visited_20_Internet_20_Link"><text:span text:style-name="Hyperlink">https://github.com/jamesni/fonts-tweak-tool</text:span></text:a> and</text:p>
      <text:p text:style-name="Standard">Gucharmap <text:a xlink:type="simple" xlink:href="https://wiki.gnome.org/action/show/Apps/Gucharmap?action=show&amp;redirect=Gucharmap" office:target-frame-name="_top" xlink:show="replace" text:style-name="Internet_20_link" text:visited-style-name="Visited_20_Internet_20_Link"><text:span text:style-name="Hyperlink">https://wiki.gnome.org/action/show/Apps/Gucharmap?action=show&amp;redirect=Gucharmap</text:span></text:a> </text:p>
      <text:p text:style-name="Standard">Infinality installs a set of fontconfig rules – that may be good or bad</text:p>
      <text:p text:style-name="P1"/>
      <text:p text:style-name="P2">Original X-Windows stack</text:p>
      <text:p text:style-name="Standard"/>
      <text:p text:style-name="Standard">A root display manager process starts on boot. A guest X-Server instance starts with a single greeter process to allow user login via GUI. Upon login, guest X-Server shuts down and user’s X server starts up.</text:p>
      <text:p text:style-name="Standard"/>
      <text:p text:style-name="Standard">The X server initializes the graphics device using settings in config file or command line and waits for a client to connect via the X protocol, which is basically a remote procedure call protocol. Client need not be on local machine. The server must implement a set of core functions, but there are also several sets of optional functions that it may implement.</text:p>
      <text:p text:style-name="Standard"/>
      <text:p text:style-name="Standard">An X client uses xlib or <text:s/>xcb to communicate with the X Server via the X protocol. Xlib typically uses blocking function calls while xcb uses callbacks (xcb = X CallBack) and queues to provide aster turnaround. Alternatively, a client can use a higher level library or toolkit like (GTK+, Qt, or WxWidgets) which in turn uses the xcb or xlib library.</text:p>
      <text:p text:style-name="Standard"/>
      <text:p text:style-name="Standard">The core X API includes a set of basic 2D drawing functions. The XRender extension replaces these with improved alternatives. The Khronos group published OpenGL standard for high performance video provided by a libGL.so library. The EGL, GLX and GLUT APIs provide implementations of the OpenGL standard via X. EGL is cross platform but supports only direct rendering. GLX supports direct and indirect rendering but is X only, and GLUT is the most general of these interfaces. In indirect rendering, all openGL requests are sent to the X server for processing. In Direct Rendering, the X-Server returns a frame buffer and the OpenGL requests can be performed in user space via the libdrm library (drm = direct rendering manager) </text:p>
      <text:p text:style-name="Standard"/>
      <text:p text:style-name="Standard">The Xorg implementation of the X11 server consists of a device independent front end (DIX=device independent X) and the device dependent backend (DDX). DDX’s are available for Windows (xwin), OS/X (xquartz), linux (xfree86), Wayland (xwayland), or X running on top of X(xnest). The xfree86 backend loads usermode drivers specific to the video device to perform I/O. They also load a small device specific kernel mode driver for mode setting (KMS = Kernel ModeSetting).</text:p>
      <text:p text:style-name="Standard"/>
      <text:p text:style-name="Standard">Originally, X provided a framebuffer driver (/dev/fb*) now most cards have a DRM driver that provides KMS, supports a framebuffer interface, and provides accelerated rendering (GEM/TTM). When loaded the DRM driver provides the /dev/fb* node.</text:p>
      <text:p text:style-name="Standard"/>
      <text:p text:style-name="P2">Wayland</text:p>
      <text:p text:style-name="Standard"/>
      <text:p text:style-name="Standard">Wayland needs kernel driver that supports modesetting and Direct Rendering Infrastructure. This means a KMS subsystem and a DRM subsystem. Mesa communicates with <text:s/>the DRM via libDRM.so, applications communicate with the wayland compositor through the libwayland-client.so which talks to the compositor via EGL protocol and does direct rendering through Mesa via EGL. Alternatively, applications can use graphics libraries like cairo or use Mesa directly via OpenGL or Vulkan protocols. </text:p>
      <text:p text:style-name="Standard"/>
      <text:p text:style-name="Standard">Software interfaces with simple graphics I/O via a framebuffer and a small set of configuration registers. Modern GPUs also support buffers filled with instructions for the Compute Units (CU), buffers with configuration instructions for the command stream processor (CS)</text:p>
      <text:p text:style-name="Standard"/>
      <text:p text:style-name="P2">Acronyms</text:p>
      <text:p text:style-name="Standard"><text:soft-page-break/>DRM – direct rendering manager</text:p>
      <text:p text:style-name="Standard">DRI – direct rendering infrastructure</text:p>
      <text:p text:style-name="Standard">GEM – Graphics execution manager</text:p>
      <text:p text:style-name="Standard">TTM – translation table manag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_64 LibreOffice_project/7074905676c47b82bbcfbea1aeefc84afe1c50e1</meta:generator>
    <dc:title/>
    <dc:description/>
    <dc:subject/>
    <meta:initial-creator>Jalkio, Jeffrey A.</meta:initial-creator>
    <meta:creation-date>2009-04-16T11:32:00Z</meta:creation-date>
    <dc:date>2020-06-08T17:09:16.757000000</dc:date>
    <meta:editing-cycles>4</meta:editing-cycles>
    <meta:editing-duration>PT7H28M29S</meta:editing-duration>
    <meta:print-date>2019-03-21T14:31:29.207000000</meta:print-date>
    <meta:document-statistic meta:table-count="0" meta:image-count="0" meta:object-count="0" meta:page-count="4" meta:paragraph-count="65" meta:word-count="971" meta:character-count="6609" meta:non-whitespace-character-count="5684"/>
    <meta:user-defined meta:name="Info 1"/>
    <meta:user-defined meta:name="Info 2"/>
    <meta:user-defined meta:name="Info 3"/>
    <meta:user-defined meta:name="Info 4"/>
    <meta:template xlink:type="simple" xlink:actuate="onRequest" xlink:title="" xlink:href="Normal.dotm"/>
  </office:meta>
</office:document-meta>
</file>